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Arial"/>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weight="bold" style:font-weight-asian="bold"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fo:font-weight="normal" style:font-weight-asian="normal" style:font-weight-complex="normal"/>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5" style:family="paragraph" style:parent-style-name="Standard" style:list-style-name="L1">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rial" fo:font-weight="bold" style:font-weight-asian="bold" style:font-weight-complex="bold"/>
    </style:style>
    <style:style style:name="P7" style:family="paragraph" style:parent-style-name="Text_20_body">
      <style:paragraph-properties fo:padding="0.049cm" fo:border="0.002cm solid #d9d9e3"/>
      <style:text-properties style:font-name="Arial" fo:font-weight="normal" style:font-weight-asian="normal" style:font-weight-complex="normal"/>
    </style:style>
    <style:style style:name="T1" style:family="text">
      <style:text-properties fo:font-variant="normal" fo:text-transform="none" fo:color="#212121" fo:font-size="12pt" fo:letter-spacing="normal" fo:font-style="normal" fo:font-weight="normal"/>
    </style:style>
    <style:style style:name="T2" style:family="text">
      <style:text-properties fo:font-variant="normal" fo:text-transform="none" fo:color="#212121" style:font-name="Arial" fo:font-size="12pt" fo:letter-spacing="normal" fo:font-style="normal" fo:font-weight="bold"/>
    </style:style>
    <style:style style:name="T3" style:family="text">
      <style:text-properties fo:font-weight="normal" style:font-weight-asian="normal" style:font-weight-complex="normal"/>
    </style:style>
    <style:style style:name="T4"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73089251655247522" text:style-name="L1">
        <text:list-item>
          <text:p text:style-name="P5"><text:span text:style-name="Strong_20_Emphasis"><text:span text:style-name="T2">Base de datos Mariner (One Piece)</text:span></text:span></text:p>
        </text:list-item>
      </text:list>
      <text:p text:style-name="P1"/>
      <text:p text:style-name="P1"><text:span text:style-name="T1">Integrantes:</text:span><text:line-break/><text:span text:style-name="T1">Luis Javier Arregui <text:s/>(Jefe de equipo del proyecto)</text:span><text:line-break/><text:span text:style-name="T1">Mauricio Loaiza</text:span><text:line-break/><text:span text:style-name="T1">Enrique Borau Pallares</text:span><text:line-break/><text:span text:style-name="T1">Daniel Torrecilla Idoipe</text:span> </text:p>
      <text:p text:style-name="P2"/>
      <text:p text:style-name="P4"><text:span text:style-name="Strong_20_Emphasis"><text:span text:style-name="T4"><text:line-break/>Resumen de la página:</text:span></text:span></text:p>
      <text:p text:style-name="P7">Esta página ofrece una experiencia simple e intuitiva, funcionando como una base de datos para las diversas bandas de One Piece. Al cargar la página, se presentan todas las bandas previamente registradas, tanto desde un array de objetos en JavaScript como las almacenadas en el local storage (mediante la función mostrarBandas()).</text:p>
      <text:p text:style-name="P7"/>
      <text:p text:style-name="P7">Cada div muestra un resumen conciso de cada banda. Al hacer clic en uno de ellos, se activa la función mostrarDetallesBanda(), que despliega un alert con el resumen completo de los datos de la banda seleccionada.</text:p>
      <text:p text:style-name="P7"/>
      <text:p text:style-name="P7">En la parte superior, hay tres botones. Uno de ellos invoca la función predeterminada al cargar la página, mientras que los otros dos abren formularios para agregar una nueva banda (agregarNuevaBanda()) y un nuevo pirata (agregarNuevoPirata()). Ambos formularios incluyen verificaciones para campos obligatorios, límites de caracteres, restricciones alfabéticas y estructura de URL. Si se agrega un nuevo pirata a una banda, se verifica que esta no tenga más de 5 piratas importantes. Ambos formularios cuentan con botones de "Agregar" que actualizan el array de objetos y de "Cancelar" que regresan a la página principal con los datos actualizados.</text:p>
      <text:p text:style-name="P7"/>
      <text:p text:style-name="P7">Finalmente, en la parte superior, se encuentra un select con la opción predeterminada "Ordenar bandas activas por:". Al seleccionar una opción, se activa la función ordenarBandasSeleccionado(), que realiza una búsqueda según el filtro especificado y como en la función mostrarBandas() imprimirá en unos divs la información resumida de las bandas que cumplan los filtro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sposición de roles del grupo:</text:p>
      <text:p text:style-name="P2"/>
      <text:p text:style-name="P2">-Luis Arregui<text:span text:style-name="T3"><text:line-break/>Crear la interfaz web que permita introducir y visualizar la información de las bandas y piratas.<text:line-break/>Asegurarse de que la interfaz sea gráficamente adecuada y fácil de usar.<text:line-break/>Diseñar la estructura de las pantallas y la navegación entre ellas.</text:span></text:p>
      <text:p text:style-name="P3">Supervisar y coordinar el trabajo de los miembros del equipo.<text:line-break/>Colaborar en la resolución de problemas y asegurarse de que todos los componentes del proyecto se integren correctamente.<text:line-break/>Subir el proyecto a GitHub y proporcionar la URL del repositorio.</text:p>
      <text:p text:style-name="P3"/>
      <text:p text:style-name="P2">Mauricio Loaiza</text:p>
      <text:p text:style-name="P3">Implementar el manejo de LocalStorage para almacenar y recuperar la información de las bandas y piratas.<text:line-break/>Garantizar que los datos sean persistentes incluso después de cerrar y abrir la aplicación.<text:line-break/>Desarrollar funciones para agregar, modificar y eliminar registros de bandas y piratas.</text:p>
      <text:p text:style-name="P3"/>
      <text:p text:style-name="P2">Enrique Borau Pallares</text:p>
      <text:p text:style-name="P3">Validar de forma estricta los datos introducidos en los formularios.<text:line-break/>Mostrar mensajes no bloqueantes en pantalla en caso de problemas de validación.<text:line-break/>Asegurar que la entrada de datos sea correcta y que el usuario reciba retroalimentación clara.</text:p>
      <text:p text:style-name="P2"/>
      <text:p text:style-name="P2">Daniel Torrecilla Idoipe</text:p>
      <text:p text:style-name="P3">Implementar la generación de informes que muestren todas las bandas activas ordenadas por recompensa del líder, número de miembros y nombre de la banda.<text:line-break/>Desarrollar funciones de ordenamiento para la lista de bandas y piratas.<text:line-break/>Garantizar que la información se presente de manera clara y legible en la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4S</meta:editing-duration>
    <meta:editing-cycles>4</meta:editing-cycles>
    <meta:generator>OpenOffice/4.1.14$Win32 OpenOffice.org_project/4114m1$Build-9811</meta:generator>
    <dc:date>2023-12-03T22:20:15.82</dc:date>
    <dc:creator>Luis </dc:creator>
    <meta:document-statistic meta:table-count="0" meta:image-count="0" meta:object-count="0" meta:page-count="2" meta:paragraph-count="16" meta:word-count="488" meta:character-count="3175"/>
    <meta:user-defined meta:name="Info 1"/>
    <meta:user-defined meta:name="Info 2"/>
    <meta:user-defined meta:name="Info 3"/>
    <meta:user-defined meta:name="Info 4"/>
  </office:meta>
</office:document-meta>
</file>